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table-cell" style:name="a09378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0461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9bd5b8">
      <style:table-row-properties fo:background-color="#00dcff"/>
    </style:style>
    <style:style style:family="table-cell" style:name="a20b5c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d288fc">
      <style:table-row-properties fo:background-color="#00dcff"/>
    </style:style>
    <style:style style:family="table-column" style:name="abf5c5f">
      <style:table-column-properties style:rel-column-width="4636*"/>
    </style:style>
    <style:style style:family="table" style:name="a20eb33">
      <style:table-properties style:rel-width="100%"/>
    </style:style>
    <style:style style:family="table-row" style:name="a6a0247">
      <style:table-row-properties fo:background-color="#00dcff"/>
    </style:style>
    <style:style style:family="table-cell" style:name="a0a139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0a68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2cd1d5">
      <style:table-row-properties fo:background-color="#00dcff"/>
    </style:style>
    <style:style style:family="table-cell" style:name="a62f2a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row" style:name="ab675f8">
      <style:table-row-properties fo:background-color="#00dcff"/>
    </style:style>
    <style:style style:family="table-cell" style:name="aadd993">
      <style:table-cell-properties fo:background-color="transparent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4967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55c96d">
      <style:table-row-properties fo:background-color="#00dcff"/>
    </style:style>
    <style:style style:family="table-cell" style:name="ab07e7a">
      <style:table-cell-properties fo:background-color="#ff33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6ede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8306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a741ef" style:parent-style-name="Table_20_Contents">
      <style:paragraph-properties fo:background-color="#0066cc"/>
    </style:style>
    <style:style style:family="table-cell" style:name="a4078a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72dc0c">
      <style:table-column-properties style:rel-column-width="5337*"/>
    </style:style>
    <style:style style:family="table-column" style:name="a44a7b3">
      <style:table-column-properties style:rel-column-width="4636*"/>
    </style:style>
    <style:style style:family="table" style:name="ae33b7a">
      <style:table-properties fo:margin-left="0.0mm" fo:margin-right="-0.05mm" style:width="17.595cm" table:align="left"/>
    </style:style>
  </office:automatic-styles>
  <office:body>
    <office:text>
      <table:table table:style-name="ae33b7a">
        <table:table-column table:style-name="a44a7b3"/>
        <table:table-column table:style-name="a72dc0c"/>
        <table:table-row>
          <table:table-cell table:style-name="a4078a5">
            <text:p text:style-name="aa741ef">A1</text:p>
          </table:table-cell>
          <table:table-cell table:style-name="a283066">
            <text:p text:style-name="Table_20_Contents">B1</text:p>
          </table:table-cell>
        </table:table-row>
        <table:table-row>
          <table:table-cell table:style-name="ac6eded">
            <text:p text:style-name="Table_20_Contents">A2</text:p>
          </table:table-cell>
          <table:table-cell table:style-name="ab07e7a">
            <text:p text:style-name="Table_20_Contents">B2</text:p>
          </table:table-cell>
        </table:table-row>
        <table:table-row table:style-name="a55c96d">
          <table:table-cell table:style-name="ac49677">
            <text:p text:style-name="Table_20_Contents">A3</text:p>
          </table:table-cell>
          <table:table-cell table:style-name="aadd993">
            <text:p text:style-name="Table_20_Contents">B3</text:p>
          </table:table-cell>
        </table:table-row>
        <table:table-row table:style-name="ab675f8">
          <table:table-cell table:number-columns-spanned="2" table:style-name="a62f2a6">
            <text:p text:style-name="Table_20_Contents"/>
          </table:table-cell>
        </table:table-row>
        <table:table-row table:style-name="a2cd1d5">
          <table:table-cell table:style-name="a30a685">
            <text:p text:style-name="Table_20_Contents"/>
          </table:table-cell>
          <table:table-cell table:style-name="a0a1392">
            <text:p text:style-name="Table_20_Contents"/>
          </table:table-cell>
        </table:table-row>
        <table:table-row table:style-name="a6a0247">
          <table:table-cell>
            <table:table table:style-name="a20eb33">
              <table:table-column table:style-name="abf5c5f"/>
              <table:table-row table:style-name="ad288fc">
                <table:table-cell table:style-name="a20b5c7">
                  <text:p text:style-name="Table_20_Contents"/>
                </table:table-cell>
              </table:table-row>
              <table:table-row table:style-name="a9bd5b8">
                <table:table-cell table:style-name="ad04613">
                  <text:p text:style-name="Table_20_Contents"/>
                </table:table-cell>
              </table:table-row>
            </table:table>
          </table:table-cell>
          <table:table-cell table:style-name="a09378d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paragraph">
      <style:text-properties fo:color="#000000" fo:country="US" fo:font-size="12.0pt" fo:language="en" style:font-name="Thorndale" style:font-name-asian="Andale Sans UI" style:font-name-complex="Tahoma" style:font-size-asian="12.0pt"/>
    </style:default-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default-style style:family="graphic">
      <style:text-properties fo:color="#000000" fo:country="US" fo:font-size="12.0pt" fo:language="en" style:font-size-asian="12.0pt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4</dc:date>
    <meta:editing-cycles>2</meta:editing-cycles>
    <meta:editing-duration>PT0.010S</meta:editing-duration>
  </office:meta>
</office:document-meta>
</file>